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1" fo:language="en" fo:country="US"/>
    </style:style>
    <style:style style:name="P2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/>
    </style:style>
    <style:style style:name="P4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 fo:language="en" fo:country="US"/>
    </style:style>
    <style:style style:name="P5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6" style:family="paragraph" style:parent-style-name="Text_20_body">
      <style:paragraph-properties fo:margin-left="0cm" fo:margin-right="0cm" fo:margin-top="0.041cm" fo:margin-bottom="0.041cm" loext:contextual-spacing="false" fo:text-indent="0cm" style:auto-text-indent="false"/>
      <style:text-properties style:use-window-font-color="true"/>
    </style:style>
    <style:style style:name="P7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.212cm" fo:margin-bottom="0cm" loext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.212cm" fo:margin-bottom="0cm" loext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fo:hyphenate="false" fo:hyphenation-remain-char-count="2" fo:hyphenation-push-char-count="2"/>
    </style:style>
    <style:style style:name="P10" style:family="paragraph" style:parent-style-name="Text_20_body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1" style:family="paragraph" style:parent-style-name="Text_20_body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fo:padding="0.049cm" fo:border="0.06pt solid #000000" style:shadow="non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4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5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style:writing-mode="lr-tb"/>
      <style:text-properties style:use-window-font-color="true" fo:font-style="italic" style:font-style-asian="italic" style:font-style-complex="italic" fo:hyphenate="false" fo:hyphenation-remain-char-count="2" fo:hyphenation-push-char-count="2"/>
    </style:style>
    <style:style style:name="P16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top="0.212cm" fo:margin-bottom="0cm" loext:contextual-spacing="false" fo:text-align="justify" style:justify-single-word="false" fo:orphans="2" fo:widows="2" fo:hyphenation-ladder-count="no-limit" style:writing-mode="lr-tb"/>
      <style:text-properties style:use-window-font-color="true" fo:font-style="italic" style:font-style-asian="italic" style:font-style-complex="italic" fo:hyphenate="false" fo:hyphenation-remain-char-count="2" fo:hyphenation-push-char-count="2"/>
    </style:style>
    <style:style style:name="P18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 fo:language="en" fo:country="US" officeooo:rsid="0010fc9d" officeooo:paragraph-rsid="0018caec"/>
    </style:style>
    <style:style style:name="P19" style:family="paragraph" style:parent-style-name="Heading_20_2">
      <style:paragraph-properties fo:break-before="page"/>
      <style:text-properties fo:color="#000080" fo:language="en" fo:country="GB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8caec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" fo:font-size="10pt" fo:language="en" fo:country="GB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use-window-font-color="true" style:font-name="Arial" fo:font-size="10pt" fo:language="en" fo:country="GB" fo:font-style="normal" style:text-underline-style="none" fo:font-weight="normal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loext:char-shading-value="0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8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loext:char-shading-value="0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9" style:family="text">
      <style:text-properties style:font-name="Arial" fo:font-size="10pt" fo:language="en" fo:country="GB" fo:font-style="normal" style:text-underline-style="none" fo:font-weight="normal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0" style:family="text">
      <style:text-properties style:font-name="Times New Roman1" fo:language="en" fo:country="US"/>
    </style:style>
    <style:style style:name="T11" style:family="text">
      <style:text-properties style:text-line-through-style="none" style:text-line-through-type="none" fo:font-size="16pt" style:text-underline-style="none" fo:font-weight="bold" style:font-size-asian="16pt" style:font-weight-asian="bold" style:font-size-complex="16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8caec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llustration du contexte métier de l'application</text:h>
      <text:p text:style-name="P1">&lt;config&gt; </text:p>
      <text:p text:style-name="P18">&lt;!-- nb ${project_loc} est une variable predefinie pour un projet eclipse --&gt;</text:p>
      <text:p text:style-name="P4">&lt;param key='appName' value='bibliotheque' /&gt;</text:p>
      <text:p text:style-name="P4">&lt;param key='model' value='${project_<text:span text:style-name="T13">loc</text:span>}\Models\applications\${appName}\context_${appName}.uml' /&gt; </text:p>
      <text:p text:style-name="P6"><text:span text:style-name="T1">&lt;output path='</text:span><text:span text:style-name="T2">${project_</text:span><text:span text:style-name="T3">loc</text:span><text:span text:style-name="T2">}/Documentation</text:span><text:span text:style-name="T1">/</text:span><text:span text:style-name="T10">${appName}/Generated/businessContext</text:span><text:span text:style-name="T1">.odt' /&gt;</text:span></text:p>
      <text:p text:style-name="P3">&lt;/config&gt;</text:p>
      <text:p text:style-name="P5">Diagrammes de classes (dans LogicalView)</text:p>
      <text:p text:style-name="P2">&lt;context model=’${model}’ importedBundles=’gmf;papyrus’ searchMetamodels=’true’/&gt;</text:p>
      <text:p text:style-name="P2"><text:span text:style-name="T5">&lt;context </text:span><text:span text:style-name="T7">element='Model</text:span><text:span text:style-name="T8">/UseCaseView</text:span><text:span text:style-name="T7">'</text:span><text:span text:style-name="T5">/&gt;</text:span></text:p>
      <text:h text:style-name="Heading_20_2" text:outline-level="2">Cas d'utilisation et processus métiers</text:h>
      <text:p text:style-name="P15">"Business Use Case" : <text:span text:style-name="T12">objectif</text:span> (et sous objectifs) <text:span text:style-name="T12">métier</text:span>.</text:p>
      <text:p text:style-name="P17">Et pour atteindre un objectif métier , on met en œuvre un processus métier.</text:p>
      <text:p text:style-name="P14">&lt;gendoc&gt;</text:p>
      <text:p text:style-name="P12">[for(diag : Diagram | self.getPapyrusDiagrams())]</text:p>
      <text:p text:style-name="P13"><text:span text:style-name="T6">&lt;image object=’[diag.getDiagram() /]’ keepW='true'&gt;</text:span><text:span text:style-name="T6"><draw:frame draw:style-name="fr1" draw:name="Cadre1" text:anchor-type="as-char" svg:width="16.595cm" draw:z-index="0"><draw:text-box fo:min-height="1.457cm"><text:p text:style-name="Frame_20_contents"/></draw:text-box></draw:frame></text:span><text:span text:style-name="T6">&lt;/image&gt;</text:span></text:p>
      <text:p text:style-name="P7">[/for]</text:p>
      <text:p text:style-name="P14">[for (uc:UseCase|self.ownedElement-&gt;filter(UseCase))]</text:p>
      <text:p text:style-name="P10">[for (a:Activity|self.ownedElement-&gt;filter(Activity) )]</text:p>
      <text:h text:style-name="Heading_20_3" text:outline-level="3">[a.name/]</text:h>
      <text:p text:style-name="P12">[for(subActivitydiag : Diagram | a.getPapyrusDiagrams())]</text:p>
      <text:p text:style-name="P9"><text:span text:style-name="T9">&lt;image object=’[subActivitydiag.getDiagram() /]’ keepW='true'&gt;</text:span><text:span text:style-name="T9"><draw:frame draw:style-name="fr1" draw:name="Cadre3" text:anchor-type="as-char" svg:width="16.595cm" draw:z-index="1"><draw:text-box fo:min-height="1.457cm"><text:p text:style-name="Frame_20_contents"/></draw:text-box></draw:frame></text:span><text:span text:style-name="T9">&lt;/image&gt;</text:span></text:p>
      <text:p text:style-name="P8">[/for][/for]</text:p>
      <text:p text:style-name="P16"><text:span text:style-name="T4">[/for]</text:span>&lt;/gendoc&gt;</text:p>
      <text:h text:style-name="P19" text:outline-level="2">Structures macroscopiques (secteurs métiers)</text:h>
      <text:p text:style-name="P2"><text:span text:style-name="T5">&lt;context </text:span><text:span text:style-name="T7">element='Model</text:span><text:span text:style-name="T8">/LogicalView</text:span><text:span text:style-name="T7">'</text:span><text:span text:style-name="T5">/&gt;</text:span></text:p>
      <text:p text:style-name="P2"><text:span text:style-name="T4">&lt;gendoc&gt; </text:span><text:span text:style-name="T11"><text:s/></text:span></text:p>
      <text:p text:style-name="P12">[for(diag : Diagram | self.getPapyrusDiagrams())]</text:p>
      <text:p text:style-name="P13"><text:span text:style-name="T6">&lt;image object=’[diag.getDiagram() /]’ keepW='true'&gt;</text:span><text:span text:style-name="T6"><draw:frame draw:style-name="fr1" draw:name="Cadre4" text:anchor-type="as-char" svg:width="16.595cm" draw:z-index="3"><draw:text-box fo:min-height="1.457cm"><text:p text:style-name="Frame_20_contents"/></draw:text-box></draw:frame></text:span><text:span text:style-name="T6">&lt;/image&gt;</text:span></text:p>
      <text:p text:style-name="P12">[/for]</text:p>
      <text:p text:style-name="P14">[for (p:Package|self.ownedElement-&gt;filter(Package))]</text:p>
      <text:h text:style-name="Heading_20_3" text:outline-level="3">secteur "[p.name/]"</text:h>
      <text:p text:style-name="P11">[for(ligne:String|p.getDocumentation().splitNewLine())][ligne /][/for]</text:p>
      <text:p text:style-name="P12">[for(subdiag : Diagram | p.getPapyrusDiagrams())]</text:p>
      <text:p text:style-name="P9"><text:span text:style-name="T9">&lt;image object=’[subdiag.getDiagram() /]’ keepW='true'&gt;</text:span><text:span text:style-name="T9"><draw:frame draw:style-name="fr1" draw:name="Cadre2" text:anchor-type="as-char" svg:width="16.595cm" draw:z-index="2"><draw:text-box fo:min-height="1.457cm"><text:p text:style-name="Frame_20_contents"/></draw:text-box></draw:frame></text:span><text:span text:style-name="T9">&lt;/image&gt;[/for]</text:span></text:p>
      <text:p text:style-name="P14">[/for]</text:p>
      <text:p text:style-name="P10"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left="0cm" fo:margin-right="0cm" fo:margin-top="0cm" fo:margin-bottom="0cm" loext:contextual-spacing="false" fo:text-indent="0cm" style:auto-text-indent="false" fo:break-before="page" fo:background-color="#ffffcc" style:border-line-width="0.035cm 0.035cm 0.035cm" fo:padding="0.049cm" fo:border="3pt double #008000">
        <style:background-image/>
      </style:paragraph-properties>
      <style:text-properties style:use-window-font-color="true" style:text-outline="false" style:font-name="Arial Narrow" fo:font-family="'Arial Narrow'" style:font-style-name="Gras" style:font-family-generic="swiss" style:font-pitch="variable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left="0.25cm" fo:margin-right="0cm" fo:margin-top="0cm" fo:margin-bottom="0cm" loext:contextual-spacing="false" fo:text-indent="0cm" style:auto-text-indent="false" fo:background-color="#ffcc99">
        <style:background-image/>
      </style:paragraph-properties>
      <style:text-properties fo:color="#000080" style:font-name="Arial Narrow1" fo:font-family="'Arial Narrow'" style:font-style-name="Gras Italique" style:font-family-generic="swiss" style:font-pitch="variable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left="0.499cm" fo:margin-right="0cm" fo:margin-top="0cm" fo:margin-bottom="0cm" loext:contextual-spacing="false" fo:text-indent="0cm" style:auto-text-indent="false" style:page-number="auto" fo:background-color="#ccffff">
        <style:background-image/>
      </style:paragraph-properties>
      <style:text-properties fo:color="#000000" style:font-name="Arial Narrow" fo:font-family="'Arial Narrow'" style:font-style-name="Gras" style:font-family-generic="swiss" style:font-pitch="variable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left="0.75cm" fo:margin-right="0cm" fo:margin-top="0.42cm" fo:margin-bottom="0.21cm" loext:contextual-spacing="false" fo:text-indent="0cm" style:auto-text-indent="false" fo:background-color="transparent">
        <style:tab-stops/>
        <style:background-image/>
      </style:paragraph-properties>
      <style:text-properties fo:color="#800080" style:font-name="Arial Narrow" fo:font-family="'Arial Narrow'" style:font-style-name="Gras" style:font-family-generic="swiss" style:font-pitch="variable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Italique" style:font-family-generic="swiss" style:font-pitch="variable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Italique" style:font-family-generic="swiss" style:font-pitch="variable" fo:font-size="14pt" fo:font-style="italic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family="'Arial Narrow'" style:font-style-name="Normal" style:font-family-generic="swiss" style:font-pitch="variable" fo:font-size="14pt"/>
    </style:style>
    <style:style style:name="citation" style:family="paragraph" style:parent-style-name="Standard" style:class="text">
      <style:text-properties style:font-name="Garamond" fo:font-family="Garamond" style:font-style-name="Italique" style:font-family-generic="roman" style:font-pitch="variable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Illustration du contexte métier de l'application</text:chapter></text:p>
      </style:header>
      <style:footer>
        <text:p text:style-name="Footer">Modélisation métier<text:tab/>-<text:tab/>Page <text:page-number text:select-page="current">2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Defrance Didier</meta:initial-creator>
    <meta:creation-date>2004-12-27T10:47:39</meta:creation-date>
    <dc:date>2016-03-24T07:45:01.871000000</dc:date>
    <dc:language>fr-FR</dc:language>
    <meta:editing-cycles>129</meta:editing-cycles>
    <meta:editing-duration>PT6H10M</meta:editing-duration>
    <meta:document-statistic meta:table-count="0" meta:image-count="0" meta:object-count="0" meta:page-count="2" meta:paragraph-count="38" meta:word-count="147" meta:character-count="1635" meta:non-whitespace-character-count="1523"/>
    <meta:user-defined meta:name="Info 1"/>
    <meta:user-defined meta:name="Info 2"/>
    <meta:user-defined meta:name="Info 3"/>
    <meta:user-defined meta:name="Info 4"/>
  </office:meta>
</office:document-meta>
</file>